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Times New Roman1" svg:font-family="'Times New Roman'"/>
    <style:font-face style:name="Times New Roman2" svg:font-family="'Times New Roman'" style:font-family-generic="roman"/>
    <style:font-face style:name="Liberation Sans3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svg:stroke-color="#000000" draw:marker-start-width="0.355cm" draw:marker-end-width="0.355cm" draw:fill="solid" draw:fill-color="#008000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84d1" draw:marker-start-width="0.355cm" draw:marker-end-width="0.355cm" draw:fill="solid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84d1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name="Times New Roman2"/>
    </style:style>
    <style:style style:name="P4" style:family="paragraph">
      <style:text-properties style:font-name="Times New Roman2" fo:font-size="18pt" style:font-size-asian="18pt" style:font-size-complex="18pt"/>
    </style:style>
    <style:style style:name="P5" style:family="paragraph">
      <style:paragraph-properties fo:text-align="center"/>
      <style:text-properties fo:color="#0084d1" style:font-name="Times New Roman2" fo:font-style="italic" style:font-style-asian="italic" style:font-style-complex="italic"/>
    </style:style>
    <style:style style:name="P6" style:family="paragraph">
      <style:paragraph-properties fo:text-align="center"/>
      <style:text-properties fo:color="#000000" style:font-name="Symbol" fo:font-style="italic" style:font-style-asian="italic" style:font-style-complex="italic"/>
    </style:style>
    <style:style style:name="T1" style:family="text">
      <style:text-properties style:font-name="Symbol" fo:font-size="18pt" fo:font-style="italic" style:font-size-asian="18pt" style:font-style-asian="italic" style:font-size-complex="18pt" style:font-style-complex="italic"/>
    </style:style>
    <style:style style:name="T2" style:family="text">
      <style:text-properties style:font-name="Times New Roman2" fo:font-size="18pt" fo:font-style="italic" style:font-size-asian="18pt" style:font-style-asian="italic" style:font-size-complex="18pt" style:font-style-complex="italic"/>
    </style:style>
    <style:style style:name="T3" style:family="text">
      <style:text-properties fo:color="#0084d1" style:font-name="Times New Roman2" fo:font-style="italic" style:font-style-asian="italic" style:font-style-complex="italic"/>
    </style:style>
    <style:style style:name="T4" style:family="text">
      <style:text-properties fo:color="#000000" style:font-name="Symbol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8.008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32cm" svg:height="1.081cm" svg:x="8.213cm" svg:y="6.835cm">
          <draw:text-box>
            <text:p><text:span text:style-name="T1">q</text:span></text:p>
          </draw:text-box>
        </draw:frame>
        <draw:custom-shape draw:style-name="gr3" draw:text-style-name="P1" xml:id="id2" draw:id="id2" draw:layer="layout" svg:width="0.508cm" svg:height="0.508cm" svg:x="11.354cm" svg:y="7.09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278cm" svg:y1="7.351cm" svg:x2="11.354cm" svg:y2="7.349cm" draw:start-shape="id1" draw:start-glue-point="10" draw:end-shape="id2" draw:end-glue-point="3" svg:d="M9278 7351l2076-2" svg:viewBox="0 0 2077 3">
          <text:p/>
        </draw:connector>
        <draw:custom-shape draw:style-name="gr5" draw:text-style-name="P1" xml:id="id3" draw:id="id3" draw:layer="layout" svg:width="0.508cm" svg:height="0.508cm" svg:x="5.555cm" svg:y="7.09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063cm" svg:y1="7.35cm" svg:x2="8.008cm" svg:y2="7.351cm" draw:start-shape="id3" draw:start-glue-point="1" draw:end-shape="id1" draw:end-glue-point="6" svg:d="M6063 7350l1945 1" svg:viewBox="0 0 1946 2">
          <text:p/>
        </draw:connector>
        <draw:custom-shape draw:style-name="gr1" draw:text-style-name="P1" xml:id="id4" draw:id="id4" draw:layer="layout" svg:width="1.27cm" svg:height="1.27cm" svg:x="2.209cm" svg:y="6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0.786cm" svg:height="0.958cm" svg:x="2.514cm" svg:y="6.836cm">
          <draw:text-box>
            <text:p text:style-name="P3"><text:span text:style-name="T2">y</text:span></text:p>
          </draw:text-box>
        </draw:frame>
        <draw:connector draw:style-name="gr6" draw:text-style-name="P1" draw:layer="layout" draw:type="line" svg:x1="3.479cm" svg:y1="7.352cm" svg:x2="5.555cm" svg:y2="7.35cm" draw:start-shape="id4" draw:start-glue-point="10" draw:end-shape="id3" draw:end-glue-point="3" svg:d="M3479 7352l2076-2" svg:viewBox="0 0 2077 3">
          <text:p/>
        </draw:connector>
        <draw:frame draw:style-name="gr7" draw:text-style-name="P5" draw:layer="layout" svg:width="0.889cm" svg:height="1.139cm" svg:x="5.418cm" svg:y="6.153cm">
          <draw:text-box>
            <text:p text:style-name="P5"><text:span text:style-name="T3">L</text:span></text:p>
          </draw:text-box>
        </draw:frame>
        <draw:frame draw:style-name="gr7" draw:text-style-name="P6" draw:layer="layout" svg:width="0.992cm" svg:height="1.139cm" svg:x="11.119cm" svg:y="6.157cm">
          <draw:text-box>
            <text:p text:style-name="P6"><text:span text:style-name="T4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Times New Roman1" svg:font-family="'Times New Roman'"/>
    <style:font-face style:name="Times New Roman2" svg:font-family="'Times New Roman'" style:font-family-generic="roman"/>
    <style:font-face style:name="Liberation Sans3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che </meta:initial-creator>
    <meta:creation-date>2015-12-04T14:48:31.721316019</meta:creation-date>
    <meta:generator>LibreOffice/4.2.8.2$Linux_X86_64 LibreOffice_project/420m0$Build-2</meta:generator>
    <dc:date>2015-12-10T09:19:22.219181864</dc:date>
    <dc:creator>roche </dc:creator>
    <meta:editing-duration>PT59M46S</meta:editing-duration>
    <meta:editing-cycles>22</meta:editing-cycles>
    <meta:document-statistic meta:object-count="11"/>
  </office:meta>
</office:document-meta>
</file>